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Verdana" svg:font-family="Verdana,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Verdana" fo:font-size="9.14999961853027pt" fo:letter-spacing="normal" fo:font-style="normal" fo:font-weight="normal"/>
    </style:style>
    <style:style style:name="P4" style:family="paragraph" style:parent-style-name="Text_20_body">
      <style:paragraph-properties fo:margin-left="0in" fo:margin-right="0in" fo:margin-top="0.1091in" fo:margin-bottom="0.1091in" loext:contextual-spacing="false" fo:orphans="2" fo:widows="2" fo:text-indent="0in" style:auto-text-indent="false"/>
    </style:style>
    <style:style style:name="P5"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6" style:family="paragraph" style:parent-style-name="Heading_20_4">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font-size="11.1499996185303pt" fo:letter-spacing="normal" fo:font-style="normal" fo:font-weight="normal"/>
    </style:style>
    <style:style style:name="P7" style:family="paragraph" style:parent-style-name="Preformatted_20_Text">
      <style:paragraph-properties fo:margin-left="0in" fo:margin-right="0in" fo:orphans="2" fo:widows="2" fo:text-indent="0in" style:auto-text-indent="false"/>
      <style:text-properties fo:font-variant="normal" fo:text-transform="none" fo:color="#2d3b45" fo:letter-spacing="normal" fo:font-style="normal" fo:font-weight="normal"/>
    </style:style>
    <style:style style:name="P8" style:family="paragraph" style:parent-style-name="Preformatted_20_Text">
      <style:paragraph-properties fo:orphans="2" fo:widows="2"/>
      <style:text-properties fo:font-variant="normal" fo:text-transform="none" fo:color="#2d3b45" fo:letter-spacing="normal" fo:font-style="normal" fo:font-weight="normal"/>
    </style:style>
    <style:style style:name="P9" style:family="paragraph" style:parent-style-name="Preformatted_20_Text">
      <style:paragraph-properties fo:margin-top="0in" fo:margin-bottom="0.1965in" loext:contextual-spacing="false" fo:orphans="2" fo:widows="2"/>
      <style:text-properties fo:font-variant="normal" fo:text-transform="none" fo:color="#2d3b45" fo:letter-spacing="normal" fo:font-style="normal" fo:font-weight="normal"/>
    </style:style>
    <style:style style:name="P10" style:family="paragraph" style:parent-style-name="Heading_20_2">
      <style:text-properties fo:font-variant="normal" fo:text-transform="none" fo:color="#2d3b45" style:font-name="LatoWeb" fo:font-size="18pt" fo:letter-spacing="normal" fo:font-style="normal" fo:font-weight="normal" officeooo:rsid="0024769d" officeooo:paragraph-rsid="0024769d" style:font-size-asian="18pt" style:font-size-complex="18pt"/>
    </style:style>
    <style:style style:name="P11"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12"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font-size="14pt" fo:letter-spacing="normal" fo:font-style="normal" fo:font-weight="normal" officeooo:rsid="001cb283" style:font-size-asian="14pt" style:font-size-complex="14pt"/>
    </style:style>
    <style:style style:name="P13" style:family="paragraph" style:parent-style-name="Heading_20_4">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font-size="11.1499996185303pt" fo:letter-spacing="normal" fo:font-style="normal" fo:font-weight="normal"/>
    </style:style>
    <style:style style:name="P14"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Verdana" fo:font-size="9.14999961853027pt" fo:letter-spacing="normal" fo:font-style="normal" fo:font-weight="normal"/>
    </style:style>
    <style:style style:name="P15" style:family="paragraph" style:parent-style-name="Text_20_body">
      <style:paragraph-properties fo:margin-left="0in" fo:margin-right="0in" fo:margin-top="0.1091in" fo:margin-bottom="0.1091in" loext:contextual-spacing="false" fo:orphans="2" fo:widows="2" fo:text-indent="0in" style:auto-text-indent="false"/>
    </style:style>
    <style:style style:name="P16"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7" style:family="paragraph" style:parent-style-name="Text_20_body" style:list-style-name="L2">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8" style:family="paragraph" style:parent-style-name="Text_20_body" style:list-style-name="L3">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9" style:family="paragraph" style:parent-style-name="Text_20_body" style:list-style-name="L4">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0" style:family="paragraph" style:parent-style-name="Text_20_body" style:list-style-name="L5">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1" style:family="paragraph" style:parent-style-name="Text_20_body" style:list-style-name="L6">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2" style:family="paragraph" style:parent-style-name="Text_20_body" style:list-style-name="L7">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3" style:family="paragraph" style:parent-style-name="Text_20_body" style:list-style-name="L8">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4" style:family="paragraph" style:parent-style-name="Text_20_body" style:list-style-name="L9">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7"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8"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9"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30"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31"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32" style:family="paragraph" style:parent-style-name="Text_20_body">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font-size="12pt" fo:letter-spacing="normal" fo:font-style="normal" fo:font-weight="normal" officeooo:rsid="001cb283" style:font-size-asian="12pt" style:font-size-complex="12pt"/>
    </style:style>
    <style:style style:name="P33"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4" style:family="paragraph" style:parent-style-name="Text_20_body" style:list-style-name="L2">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5" style:family="paragraph" style:parent-style-name="Text_20_body" style:list-style-name="L3">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6" style:family="paragraph" style:parent-style-name="Text_20_body" style:list-style-name="L4">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7" style:family="paragraph" style:parent-style-name="Text_20_body" style:list-style-name="L5">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8" style:family="paragraph" style:parent-style-name="Text_20_body" style:list-style-name="L7">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9" style:family="paragraph" style:parent-style-name="Text_20_body" style:list-style-name="L8">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0" style:family="paragraph" style:parent-style-name="Text_20_body" style:list-style-name="L9">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1" style:family="paragraph" style:parent-style-name="Text_20_body" style:list-style-name="L2">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2" style:family="paragraph" style:parent-style-name="Text_20_body" style:list-style-name="L3">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3" style:family="paragraph" style:parent-style-name="Text_20_body" style:list-style-name="L5">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4" style:family="paragraph" style:parent-style-name="Text_20_body" style:list-style-name="L6">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5" style:family="paragraph" style:parent-style-name="Text_20_body" style:list-style-name="L7">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6" style:family="paragraph" style:parent-style-name="Text_20_body" style:list-style-name="L8">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7" style:family="paragraph" style:parent-style-name="Text_20_body" style:list-style-name="L9">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T1" style:family="text">
      <style:text-properties officeooo:rsid="001a29f9"/>
    </style:style>
    <style:style style:name="T2" style:family="text">
      <style:text-properties officeooo:rsid="0015b1ed"/>
    </style:style>
    <style:style style:name="T3" style:family="text">
      <style:text-properties officeooo:rsid="001dcb74"/>
    </style:style>
    <style:style style:name="T4" style:family="text">
      <style:text-properties fo:font-variant="normal" fo:text-transform="none" fo:color="#2d3b45" style:font-name="Verdana" fo:font-size="9.14999961853027pt" fo:letter-spacing="normal" fo:font-style="normal" fo:font-weight="normal"/>
    </style:style>
    <style:style style:name="T5" style:family="text">
      <style:text-properties fo:font-variant="normal" fo:text-transform="none" fo:color="#2d3b45" style:font-name="Verdana" fo:font-size="9.14999961853027pt" fo:letter-spacing="normal" fo:font-style="normal" fo:font-weight="bold"/>
    </style:style>
    <style:style style:name="T6" style:family="text">
      <style:text-properties fo:font-variant="normal" fo:text-transform="none" fo:color="#0e5097" style:text-line-through-style="none" style:text-line-through-type="none" style:font-name="Verdana" fo:font-size="9.14999961853027pt" fo:letter-spacing="normal" fo:font-style="normal" style:text-underline-style="none" fo:font-weight="normal" style:text-blinking="false"/>
    </style:style>
    <style:style style:name="T7" style:family="text">
      <style:text-properties officeooo:rsid="0024769d"/>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0.6811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0.6811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Where to Eat</text:h>
      <text:h text:style-name="P12" text:outline-level="3">Summary</text:h>
      <text:p text:style-name="P3">Using PHP and Laravel, create a restaurant review system (think a smaller version of Yelp) that has both Reviewer and Administrator components. Some of the functionality, though, should be available to individuals even if they are not logged-in.</text:p>
      <text:p text:style-name="P4"><text:span text:style-name="T4">This project </text:span><text:span text:style-name="Strong_20_Emphasis"><text:span text:style-name="T5">must</text:span></text:span><text:span text:style-name="T4"> be done with Laravel since it is an exercise in using an MVC framework for development.</text:span></text:p>
      <text:p text:style-name="P4"><text:span text:style-name="T4">Take a look at the screenshots to get an idea of how everything should flow and function.</text:span></text:p>
      <text:h text:style-name="P5" text:outline-level="3">Specification</text:h>
      <text:p text:style-name="P3">In the Where to Eat system, Reviewers can register, login, and submit restaurant reviews. Administrators can login, promote users to administrators, demote users, add restaurants, add menu items to restaurants, add hours of operation, and modify restaurant data.</text:p>
      <text:h text:style-name="P6" text:outline-level="4">Details</text:h>
      <text:p text:style-name="P3">The submission should contain the following:</text:p>
      <text:p text:style-name="P4"><text:span text:style-name="Strong_20_Emphasis"><text:span text:style-name="T5">General</text:span></text:span></text:p>
      <text:list xml:id="list401417604331190411" text:style-name="L7">
        <text:list-item>
          <text:p text:style-name="P22">Login screen that takes a username and password</text:p>
        </text:list-item>
        <text:list-item>
          <text:p text:style-name="P38">Register screen that takes a minimum of a username and password</text:p>
        </text:list-item>
        <text:list-item>
          <text:p text:style-name="P38">Logout functionality (link, screen, etc) that logs-out the current user</text:p>
        </text:list-item>
        <text:list-item>
          <text:p text:style-name="P38">Navigation bar that has all available options for the user</text:p>
          <text:list>
            <text:list-item>
              <text:p text:style-name="P29">Anonymous user: Home, Restaurants, Login, Register</text:p>
            </text:list-item>
            <text:list-item>
              <text:p text:style-name="P45">Reviewer: Home, Restaurants, My Reviews, My Profile, Logout</text:p>
            </text:list-item>
            <text:list-item>
              <text:p text:style-name="P45">Administrator: Home, Restaurants, Admin Panel, Logout</text:p>
            </text:list-item>
          </text:list>
        </text:list-item>
        <text:list-item>
          <text:p text:style-name="P38">Restaurants screen that displays a listing of all restaurants in the system</text:p>
          <text:list>
            <text:list-item>
              <text:p text:style-name="P29">Each restaurant should link to a screen that shows information about a specific restaurant (Restaurant Detail). This should happen regardless of whether the user is logged-in.</text:p>
            </text:list-item>
          </text:list>
        </text:list-item>
        <text:list-item>
          <text:p text:style-name="P38">Restaurant Detail screen that displays basic information (name, address, optional website, etc) about a specific restaurant as well as its hours of operation, its menu items, and all reviews.</text:p>
          <text:list>
            <text:list-item>
              <text:p text:style-name="P29">This screen should also be available even if the user is not logged-in </text:p>
            </text:list-item>
            <text:list-item>
              <text:p text:style-name="P45">If the user is logged-in, however, the screen should also have additional options as described in the user-specific components below.</text:p>
            </text:list-item>
          </text:list>
        </text:list-item>
      </text:list>
      <text:p text:style-name="P4"><text:span text:style-name="Strong_20_Emphasis"><text:span text:style-name="T5">Reviewer Component</text:span></text:span></text:p>
      <text:list xml:id="list3970521305415398656" text:style-name="L8">
        <text:list-item>
          <text:p text:style-name="P23">Home screen that displays information (this can be the same as the Restaurants screen)</text:p>
        </text:list-item>
        <text:list-item>
          <text:p text:style-name="P39"><text:soft-page-break/>The Restaurant Detail screen should provide a button that allows the Reviewer to review the restaurant</text:p>
        </text:list-item>
        <text:list-item>
          <text:p text:style-name="P39">Add Restaurant Review screen should allow the Reviewer to add a review for a specific restaurant and include the following inputs:</text:p>
          <text:list>
            <text:list-item>
              <text:p text:style-name="P30">Rating (should be able to rate a restaurant between 1 and 5 stars)</text:p>
            </text:list-item>
            <text:list-item>
              <text:p text:style-name="P46">Review tagline (one-line summary of the review)</text:p>
            </text:list-item>
            <text:list-item>
              <text:p text:style-name="P46">Review content (full body text of the review)</text:p>
            </text:list-item>
          </text:list>
        </text:list-item>
        <text:list-item>
          <text:p text:style-name="P39">My Reviews screen that displays all reviews that the logged-in Reviewer has made and should include the following for each review:</text:p>
          <text:list>
            <text:list-item>
              <text:p text:style-name="P30">Rating</text:p>
            </text:list-item>
            <text:list-item>
              <text:p text:style-name="P46">Review tagline</text:p>
            </text:list-item>
            <text:list-item>
              <text:p text:style-name="P46">Review content</text:p>
            </text:list-item>
          </text:list>
        </text:list-item>
        <text:list-item>
          <text:p text:style-name="P39">My Profile screen that should display some basic information about the user as well as a link to the Change Password screen</text:p>
        </text:list-item>
        <text:list-item>
          <text:p text:style-name="P39">Change Password screen to allow the user to update their password</text:p>
        </text:list-item>
      </text:list>
      <text:p text:style-name="P4"><text:span text:style-name="Strong_20_Emphasis"><text:span text:style-name="T5">Administrator Component</text:span></text:span></text:p>
      <text:list xml:id="list490136934341679719" text:style-name="L9">
        <text:list-item>
          <text:p text:style-name="P24">Home screen that displays information (this can be the same as the Admin Panel screen)</text:p>
        </text:list-item>
        <text:list-item>
          <text:p text:style-name="P40">Admin Panel screen that allows the admin to add restaurants and view the Users screen</text:p>
        </text:list-item>
        <text:list-item>
          <text:p text:style-name="P40">Add Restaurant screen that allows the admin to add a new restaurant with the following information:</text:p>
          <text:list>
            <text:list-item>
              <text:p text:style-name="P31">Restaurant name</text:p>
            </text:list-item>
            <text:list-item>
              <text:p text:style-name="P47">Street address</text:p>
            </text:list-item>
            <text:list-item>
              <text:p text:style-name="P47">City</text:p>
            </text:list-item>
            <text:list-item>
              <text:p text:style-name="P47">State</text:p>
            </text:list-item>
            <text:list-item>
              <text:p text:style-name="P47">Website (optional)</text:p>
            </text:list-item>
          </text:list>
        </text:list-item>
        <text:list-item>
          <text:p text:style-name="P40">Users screen that displays a list of users</text:p>
          <text:list>
            <text:list-item>
              <text:p text:style-name="P31">Each user in the list should also have a button that allows the admin to Promote the user to an admin or Demote the user back to a regular user if he is an admin</text:p>
            </text:list-item>
          </text:list>
        </text:list-item>
        <text:list-item>
          <text:p text:style-name="P40">The Restaurant Detail screen should have the following links:</text:p>
          <text:list>
            <text:list-item>
              <text:p text:style-name="P31">Edit Restaurant</text:p>
            </text:list-item>
            <text:list-item>
              <text:p text:style-name="P47">Add Menu Items</text:p>
            </text:list-item>
            <text:list-item>
              <text:p text:style-name="P47">Add Operating Hours</text:p>
            </text:list-item>
          </text:list>
        </text:list-item>
        <text:list-item>
          <text:p text:style-name="P40">Edit Restaurant screen that will allow the admin to modify the data about the restaurant (name, address, etc)</text:p>
        </text:list-item>
        <text:list-item>
          <text:p text:style-name="P40">Add Menu Items that will allow the admin to add a new item to the restaurant's menu with the following fields:</text:p>
          <text:list>
            <text:list-item>
              <text:p text:style-name="P31">Item Name</text:p>
            </text:list-item>
            <text:list-item>
              <text:p text:style-name="P47">Item Description (optional)</text:p>
            </text:list-item>
            <text:list-item>
              <text:p text:style-name="P47">Item Price</text:p>
            </text:list-item>
          </text:list>
        </text:list-item>
        <text:list-item>
          <text:p text:style-name="P40">Add Operating Hours that will allow the admin to specify the hours of operation of the restaurant for a specific day. It should have the following fields:</text:p>
          <text:list>
            <text:list-item>
              <text:p text:style-name="P31">Day (Monday, Tuesday, Wednesday, etc)</text:p>
            </text:list-item>
            <text:list-item>
              <text:p text:style-name="P47"><text:soft-page-break/>Opening Time</text:p>
            </text:list-item>
            <text:list-item>
              <text:p text:style-name="P47">Closing Time</text:p>
            </text:list-item>
          </text:list>
        </text:list-item>
      </text:list>
      <text:p text:style-name="P3">I'm not looking for anything stellar for the UI but please make sure all of the components are there. Making everything functional is the important part.</text:p>
      <text:h text:style-name="P5" text:outline-level="3">Grading</text:h>
      <text:p text:style-name="P3">This project is worth 20 points, weighted at 20% of the grade. Implementing all of the functionality is considerably more important than how the UI looks.</text:p>
      <text:p text:style-name="P3">I'm going to be using Chrome to run everything since Firefox can be funky sometimes.</text:p>
      <text:h text:style-name="P5" text:outline-level="3">Extra Credit</text:h>
      <text:p text:style-name="P4"><text:span text:style-name="T4">Make database seeders for every migration you have made for the project. All database seeders should also run when the commands </text:span><text:span text:style-name="Strong_20_Emphasis"><text:span text:style-name="T5">php artisan db:seed</text:span></text:span><text:span text:style-name="T4"> or </text:span><text:span text:style-name="Strong_20_Emphasis"><text:span text:style-name="T5">php artisan migrate --seed</text:span></text:span><text:span text:style-name="T4"> are run.</text:span></text:p>
      <text:p text:style-name="P3">There should also be a Reviewer user as well as an Administrator user created with the seeders.</text:p>
      <text:p text:style-name="P3">The extra credit is worth 2 points.</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Web" svg:font-family="LatoWeb, 'Helvetica Neue', Helvetica, Arial, sans-serif"/>
    <style:font-face style:name="Verdana" svg:font-family="Verdana,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24769d"/>
    </style:style>
    <style:style style:name="MT3" style:family="text">
      <style:text-properties officeooo:rsid="001dcb7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4 </text:span>Specification</text:p>
      </style:header>
      <style:footer>
        <text:p text:style-name="MP2">By Matthew Fritz <text:span text:style-name="MT3">&lt;matthew.fritz@csun.edu&gt;</text:span><text:tab/><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4-05T17:22:25.239619000</dc:date>
    <meta:editing-duration>PT31M32S</meta:editing-duration>
    <meta:editing-cycles>22</meta:editing-cycles>
    <meta:generator>LibreOffice/4.3.3.2$MacOSX_X86_64 LibreOffice_project/9bb7eadab57b6755b1265afa86e04bf45fbfc644</meta:generator>
    <meta:document-statistic meta:table-count="0" meta:image-count="0" meta:object-count="0" meta:page-count="3" meta:paragraph-count="69" meta:word-count="810" meta:character-count="4748" meta:non-whitespace-character-count="4053"/>
  </office:meta>
</office:document-meta>
</file>